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235cm"/>
    </style:style>
    <style:style style:name="co2" style:family="table-column">
      <style:table-column-properties fo:break-before="auto" style:column-width="3.27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3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04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5"/>
        <table:table-column table:style-name="co3" table:number-columns-repeated="1021" table:default-cell-style-name="Default"/>
        <table:table-row table:style-name="ro1">
          <table:table-cell table:style-name="ce1" office:value-type="string">
            <text:p>Product</text:p>
          </table:table-cell>
          <table:table-cell table:style-name="ce4" office:value-type="string">
            <text:p>SKU</text:p>
          </table:table-cell>
          <table:table-cell table:style-name="ce4" office:value-type="string">
            <text:p>Price</text:p>
          </table:table-cell>
          <table:table-cell table:style-name="ce1" office:value-type="string">
            <text:p>Supplier</text:p>
          </table:table-cell>
          <table:table-cell table:style-name="ce1" office:value-type="string">
            <text:p>Link</text:p>
          </table:table-cell>
          <table:table-cell table:style-name="ce1" table:number-columns-repeated="1019"/>
        </table:table-row>
        <table:table-row table:style-name="ro1">
          <table:table-cell office:value-type="string">
            <text:p>433MHz RF Link Receiver</text:p>
          </table:table-cell>
          <table:table-cell office:value-type="string">
            <text:p>PPWRL-10532</text:p>
          </table:table-cell>
          <table:table-cell table:style-name="ce7" office:value-type="currency" office:currency="GBP" office:value="3.77">
            <text:p>£3.77</text:p>
          </table:table-cell>
          <table:table-cell office:value-type="string">
            <text:p>Proto-PIC</text:p>
          </table:table-cell>
          <table:table-cell office:value-type="string">
            <text:p>http://proto-pic.co.uk/433-mhz-rf-link-receiver-4800bps/</text:p>
          </table:table-cell>
          <table:table-cell table:number-columns-repeated="1019"/>
        </table:table-row>
        <table:table-row table:style-name="ro1">
          <table:table-cell office:value-type="string">
            <text:p>434MHz RF Link Transmitter</text:p>
          </table:table-cell>
          <table:table-cell office:value-type="string">
            <text:p>PPWRL-10534</text:p>
          </table:table-cell>
          <table:table-cell table:style-name="ce7" office:value-type="currency" office:currency="GBP" office:value="5.03">
            <text:p>£5.03</text:p>
          </table:table-cell>
          <table:table-cell office:value-type="string">
            <text:p>Proto-PIC</text:p>
          </table:table-cell>
          <table:table-cell office:value-type="string">
            <text:p>http://proto-pic.co.uk/434mhz-rf-link-transmitter/</text:p>
          </table:table-cell>
          <table:table-cell table:number-columns-repeated="1019"/>
        </table:table-row>
        <table:table-row table:style-name="ro1">
          <table:table-cell office:value-type="string">
            <text:p>Breadboard Mini Self-Adhesive</text:p>
          </table:table-cell>
          <table:table-cell office:value-type="string">
            <text:p>PPPRT-07916</text:p>
          </table:table-cell>
          <table:table-cell table:style-name="ce7" office:value-type="currency" office:currency="GBP" office:value="2.48">
            <text:p>£2.48</text:p>
          </table:table-cell>
          <table:table-cell office:value-type="string">
            <text:p>Proto-PIC</text:p>
          </table:table-cell>
          <table:table-cell office:value-type="string">
            <text:p>http://proto-pic.co.uk/breadboard-mini-self-adhesive/</text:p>
          </table:table-cell>
          <table:table-cell table:number-columns-repeated="1019"/>
        </table:table-row>
        <table:table-row table:style-name="ro1">
          <table:table-cell office:value-type="string">
            <text:p>Seeeduino v3.0</text:p>
          </table:table-cell>
          <table:table-cell office:value-type="float" office:value="281054605572">
            <text:p>281054605572</text:p>
          </table:table-cell>
          <table:table-cell table:style-name="ce7" office:value-type="currency" office:currency="GBP" office:value="18.99">
            <text:p>£18.99</text:p>
          </table:table-cell>
          <table:table-cell office:value-type="string">
            <text:p>phenoptix</text:p>
          </table:table-cell>
          <table:table-cell office:value-type="string">
            <text:p>http://www.ebay.co.uk/itm/Seeeduino-v3-0-Arduino-Clone-with-Awesome-Extra-Features-/281054605572?pt=UK_Computing_Other_Computing_Networking&amp;hash=item417028f104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Ethernet Shield W5100 for Arduino Main board 2009 UNO</text:p>
          </table:table-cell>
          <table:table-cell office:value-type="float" office:value="390442135119">
            <text:p>390442135119</text:p>
          </table:table-cell>
          <table:table-cell table:style-name="ce7" office:value-type="currency" office:currency="GBP" office:value="9.69">
            <text:p>£9.69</text:p>
          </table:table-cell>
          <table:table-cell office:value-type="string">
            <text:p>poptasion</text:p>
          </table:table-cell>
          <table:table-cell office:value-type="string">
            <text:p>http://www.ebay.co.uk/itm/Ethernet-Shield-W5100-for-Arduino-Main-board-2009-UNO-/390442135119?pt=UK_Computing_Other_Computing_Networking&amp;hash=item5ae82a2e4f</text:p>
          </table:table-cell>
          <table:table-cell table:number-columns-repeated="1019"/>
        </table:table-row>
        <table:table-row table:style-name="ro3">
          <table:table-cell table:style-name="ce3" office:value-type="string">
            <text:p>SparkFun USB Mini-B Cable</text:p>
          </table:table-cell>
          <table:table-cell table:style-name="ce6" office:value-type="string">
            <text:p>PPCAB-11301</text:p>
          </table:table-cell>
          <table:table-cell table:style-name="ce8" office:value-type="string">
            <text:p>£2.27</text:p>
          </table:table-cell>
          <table:table-cell office:value-type="string">
            <text:p>Proto-PIC</text:p>
          </table:table-cell>
          <table:table-cell office:value-type="string">
            <text:p>http://proto-pic.co.uk/sparkfun-usb-mini-b-cable-6-foot/</text:p>
          </table:table-cell>
          <table:table-cell table:number-columns-repeated="1019"/>
        </table:table-row>
        <table:table-row table:style-name="ro1">
          <table:table-cell/>
          <table:table-cell table:style-name="Default" table:number-columns-repeated="2"/>
          <table:table-cell table:number-columns-repeated="1021"/>
        </table:table-row>
        <table:table-row table:style-name="ro3">
          <table:table-cell office:value-type="string">
            <text:p>555 Timer IC</text:p>
          </table:table-cell>
          <table:table-cell table:style-name="ce3" office:value-type="string">
            <text:p>PPCOM-09273</text:p>
          </table:table-cell>
          <table:table-cell table:style-name="ce9" office:value-type="string">
            <text:p>£0.90</text:p>
          </table:table-cell>
          <table:table-cell office:value-type="string">
            <text:p>Proto-PIC</text:p>
          </table:table-cell>
          <table:table-cell office:value-type="string">
            <text:p>http://proto-pic.co.uk/555-timer-ic/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https://signin.ebay.co.uk/ws/eBayISAPI.dll?SignIn&amp;UsingSSL=1&amp;pUserId=&amp;co_partnerId=2&amp;siteid=3&amp;ru=http%3A%2F%2Fpayments.ebay.co.uk%2Fws%2FeBayISAPI.dll%3FShopCartProcessor%26atc%3Dtrue%26_trksid%3Dp2047675.l1473%26item%3D320906633883%26ssPageName%3DCART%253AATC%26quantity%3D1%26guest%3D1&amp;pageType=493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http://proto-pic.co.uk/el-wire-stopper/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http://proto-pic.co.uk/coin-cell-battery-20mm/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http://proto-pic.co.uk/tiny-el-inverter/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http://proto-pic.co.uk/purple-el-wire-0-5-metres/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http://proto-pic.co.uk/voltage-regulator-3-3v/</text:p>
          </table:table-cell>
          <table:table-cell table:number-columns-repeated="1019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4">00/00/0000</text:date>, <text:time style:data-style-name="N2" text:time-value="0000-00-00T20:13: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09T11:29:07</meta:creation-date>
    <dc:date>2013-02-14T01:14:56</dc:date>
    <meta:editing-duration>PT5H7M29S</meta:editing-duration>
    <meta:editing-cycles>5</meta:editing-cycles>
    <meta:generator>LibreOffice/4.0.0.3$MacOSX_x86 LibreOffice_project/53fd80e80f44edd735c18dbc5b6cde811e0a15c</meta:generator>
    <meta:document-statistic meta:table-count="1" meta:cell-count="46" meta:object-count="0"/>
    <meta:user-defined meta:name=""/>
  </office:meta>
</office:document-meta>
</file>